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9E000000AB3587FE0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may-break-between-rows="false" style:writing-mode="lr-tb"/>
    </style:style>
    <style:style style:name="Table2.A" style:family="table-column">
      <style:table-column-properties style:column-width="1.3847in" style:rel-column-width="13106*"/>
    </style:style>
    <style:style style:name="Table2.C" style:family="table-column">
      <style:table-column-properties style:column-width="1.3847in" style:rel-column-width="13107*"/>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E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E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6.9083in" table:align="left" style:may-break-between-rows="false" style:writing-mode="lr-tb"/>
    </style:style>
    <style:style style:name="Table3.A" style:family="table-column">
      <style:table-column-properties style:column-width="2.5229in"/>
    </style:style>
    <style:style style:name="Table3.B" style:family="table-column">
      <style:table-column-properties style:column-width="3.1465in"/>
    </style:style>
    <style:style style:name="Table3.C" style:family="table-column">
      <style:table-column-properties style:column-width="1.2389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C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paragraph-properties fo:break-before="page"/>
    </style:style>
    <style:style style:name="P11" style:family="paragraph" style:parent-style-name="Contents_20_2">
      <style:paragraph-properties>
        <style:tab-stops>
          <style:tab-stop style:position="6.9252in" style:type="right" style:leader-style="dotted" style:leader-text="."/>
        </style:tab-stops>
      </style:paragraph-properties>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list-style-name="L3"/>
    <style:style style:name="P16" style:family="paragraph" style:parent-style-name="Standard" style:list-style-name="L4"/>
    <style:style style:name="P17" style:family="paragraph" style:parent-style-name="Standard" style:list-style-name="L5"/>
    <style:style style:name="P18" style:family="paragraph" style:parent-style-name="Standard" style:list-style-name="L6"/>
    <style:style style:name="P19" style:family="paragraph" style:parent-style-name="Standard" style:list-style-name="L7"/>
    <style:style style:name="P20" style:family="paragraph" style:parent-style-name="Heading_20_1" style:master-page-name="First_20_Page">
      <style:paragraph-properties style:page-number="auto"/>
    </style:style>
    <style:style style:name="P21" style:family="paragraph" style:parent-style-name="Contents_20_3">
      <style:paragraph-properties>
        <style:tab-stops>
          <style:tab-stop style:position="6.9252in" style:type="right" style:leader-style="dotted" style:leader-text="."/>
        </style:tab-stops>
      </style:paragraph-properties>
    </style:style>
    <style:style style:name="P22" style:family="paragraph">
      <style:paragraph-properties style:writing-mode="lr-tb"/>
    </style:style>
    <style:style style:name="P23"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Helvetica" fo:font-size="12pt" style:font-name-asian="Helvetica" style:font-size-asian="12pt" style:font-name-complex="Helvetica" style:font-size-complex="12pt"/>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style:use-window-font-color="true" style:font-name="Helvetica" fo:font-size="12pt" style:font-name-asian="Helvetica" style:font-size-asian="12pt" style:font-name-complex="Helvetica" style:font-size-complex="12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text-position="33% 80%"/>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77890176" text:id="ct177890176">
          <text:deletion>
            <office:change-info>
              <dc:creator>Bob Jacobsen</dc:creator>
              <dc:date>2012-10-28T21:38:00</dc:date>
            </office:change-info>
            <text:p text:style-name="Standard">a CAN segment. It ensures unique headers to prevent CAN arbitration errors and frame loss, message traceability, node addressing and priority management.</text:p>
          </text:deletion>
        </text:changed-region>
        <text:changed-region xml:id="ct513840592" text:id="ct513840592">
          <text:deletion>
            <office:change-info>
              <dc:creator>Bob Jacobsen</dc:creator>
              <dc:date>2012-10-28T21:39:00</dc:date>
            </office:change-info>
            <text:p text:style-name="Standard">This specification describes the mechanism for sending OpenLCB-CAN messages via frames on </text:p>
          </text:deletion>
        </text:changed-region>
        <text:changed-region xml:id="ct590225184" text:id="ct590225184">
          <text:insertion>
            <office:change-info>
              <dc:creator>Bob Jacobsen</dc:creator>
              <dc:date>2012-10-28T21:37:00</dc:date>
            </office:change-info>
          </text:insertion>
        </text:changed-region>
        <text:changed-region xml:id="ct589882000" text:id="ct589882000">
          <text:insertion>
            <office:change-info>
              <dc:creator>Bob Jacobsen</dc:creator>
              <dc:date>2012-10-28T21:40:00</dc:date>
            </office:change-info>
          </text:insertion>
        </text:changed-region>
        <text:changed-region xml:id="ct178183424" text:id="ct178183424">
          <text:insertion>
            <office:change-info>
              <dc:creator>Bob Jacobsen</dc:creator>
              <dc:date>2012-10-28T23:08:00</dc:date>
            </office:change-info>
          </text:insertion>
        </text:changed-region>
        <text:changed-region xml:id="ct589716384" text:id="ct589716384">
          <text:deletion>
            <office:change-info>
              <dc:creator>Bob Jacobsen</dc:creator>
              <dc:date>2012-10-28T23:08:00</dc:date>
            </office:change-info>
            <text:p text:style-name="Standard"><text:span text:style-name="T1">is in</text:span></text:p>
          </text:deletion>
        </text:changed-region>
        <text:changed-region xml:id="ct589799744" text:id="ct589799744">
          <text:deletion>
            <office:change-info>
              <dc:creator>Bob Jacobsen</dc:creator>
              <dc:date>2012-10-28T23:09:00</dc:date>
            </office:change-info>
            <text:p text:style-name="Standard">External certification of parts shall be accepted for conformance to these standards. Conformance with a later version of a standard shall be accepted as conformance with the referenced versions.</text:p>
            <text:p text:style-name="Standard"/>
          </text:deletion>
        </text:changed-region>
        <text:changed-region xml:id="ct172805280" text:id="ct172805280">
          <text:deletion>
            <office:change-info>
              <dc:creator>Bob Jacobsen</dc:creator>
              <dc:date>2012-11-18T20:02:00</dc:date>
            </office:change-info>
            <text:p text:style-name="Standard">Each OpenLCB-CAN node shall have a unique identifier which it shall use as its node identifier (Node ID).</text:p>
          </text:deletion>
        </text:changed-region>
        <text:changed-region xml:id="ct295101296" text:id="ct295101296">
          <text:insertion>
            <office:change-info>
              <dc:creator>Bob Jacobsen</dc:creator>
              <dc:date>2012-11-18T20:02:00</dc:date>
            </office:change-info>
          </text:insertion>
        </text:changed-region>
        <text:changed-region xml:id="ct590228400" text:id="ct590228400">
          <text:insertion>
            <office:change-info>
              <dc:creator>Bob Jacobsen</dc:creator>
              <dc:date>2012-10-28T21:01:00</dc:date>
            </office:change-info>
          </text:insertion>
        </text:changed-region>
        <text:changed-region xml:id="ct589640512" text:id="ct589640512">
          <text:deletion>
            <office:change-info>
              <dc:creator>Bob Jacobsen</dc:creator>
              <dc:date>2012-10-28T21:01:00</dc:date>
            </office:change-info>
            <text:p text:style-name="Standard"><text:s/>only</text:p>
          </text:deletion>
        </text:changed-region>
        <text:changed-region xml:id="ct590078144" text:id="ct590078144">
          <text:insertion>
            <office:change-info>
              <dc:creator>Bob Jacobsen</dc:creator>
              <dc:date>2012-10-28T21:30:00</dc:date>
            </office:change-info>
          </text:insertion>
        </text:changed-region>
        <text:changed-region xml:id="ct177811584" text:id="ct177811584">
          <text:deletion>
            <office:change-info>
              <dc:creator>Bob Jacobsen</dc:creator>
              <dc:date>2012-10-28T21:01:00</dc:date>
            </office:change-info>
            <text:p text:style-name="Standard">proper</text:p>
          </text:deletion>
        </text:changed-region>
        <text:changed-region xml:id="ct177540448" text:id="ct177540448">
          <text:insertion>
            <office:change-info>
              <dc:creator>Bob Jacobsen</dc:creator>
              <dc:date>2012-10-28T21:01:00</dc:date>
            </office:change-info>
          </text:insertion>
        </text:changed-region>
        <text:changed-region xml:id="ct589519072" text:id="ct589519072">
          <text:deletion>
            <office:change-info>
              <dc:creator>Bob Jacobsen</dc:creator>
              <dc:date>2012-09-15T20:59:00</dc:date>
            </office:change-info>
            <text:p text:style-name="Standard">must</text:p>
          </text:deletion>
        </text:changed-region>
        <text:changed-region xml:id="ct177598624" text:id="ct177598624">
          <text:insertion>
            <office:change-info>
              <dc:creator>Bob Jacobsen</dc:creator>
              <dc:date>2012-09-15T20:59:00</dc:date>
            </office:change-info>
          </text:insertion>
        </text:changed-region>
        <text:changed-region xml:id="ct187658592" text:id="ct187658592">
          <text:insertion>
            <office:change-info>
              <dc:creator>Bob Jacobsen</dc:creator>
              <dc:date>2012-10-28T21:04:00</dc:date>
            </office:change-info>
          </text:insertion>
        </text:changed-region>
        <text:changed-region xml:id="ct177611280" text:id="ct177611280">
          <text:deletion>
            <office:change-info>
              <dc:creator>Bob Jacobsen</dc:creator>
              <dc:date>2012-10-28T21:03:00</dc:date>
            </office:change-info>
            <text:p text:style-name="Standard">later sections</text:p>
          </text:deletion>
        </text:changed-region>
        <text:changed-region xml:id="ct177771184" text:id="ct177771184">
          <text:deletion>
            <office:change-info>
              <dc:creator>Bob Jacobsen</dc:creator>
              <dc:date>2012-10-28T21:04:00</dc:date>
            </office:change-info>
            <text:p text:style-name="Standard">and are defined in </text:p>
          </text:deletion>
        </text:changed-region>
        <text:changed-region xml:id="ct187555168" text:id="ct187555168">
          <text:insertion>
            <office:change-info>
              <dc:creator>Bob Jacobsen</dc:creator>
              <dc:date>2012-10-28T21:04:00</dc:date>
            </office:change-info>
          </text:insertion>
        </text:changed-region>
        <text:changed-region xml:id="ct187416432" text:id="ct187416432">
          <text:insertion>
            <office:change-info>
              <dc:creator>Bob Jacobsen</dc:creator>
              <dc:date>2012-10-28T21:05:00</dc:date>
            </office:change-info>
          </text:insertion>
        </text:changed-region>
        <text:changed-region xml:id="ct187432928" text:id="ct187432928">
          <text:deletion>
            <office:change-info>
              <dc:creator>Bob Jacobsen</dc:creator>
              <dc:date>2012-10-28T21:05:00</dc:date>
            </office:change-info>
            <text:p text:style-name="Standard">.</text:p>
          </text:deletion>
        </text:changed-region>
        <text:changed-region xml:id="ct177577968" text:id="ct177577968">
          <text:insertion>
            <office:change-info>
              <dc:creator>Bob Jacobsen</dc:creator>
              <dc:date>2012-10-28T21:05:00</dc:date>
            </office:change-info>
          </text:insertion>
        </text:changed-region>
        <text:changed-region xml:id="ct187429696" text:id="ct187429696">
          <text:deletion>
            <office:change-info>
              <dc:creator>Bob Jacobsen</dc:creator>
              <dc:date>2012-10-28T21:28:00</dc:date>
            </office:change-info>
            <text:p text:style-name="Table_20_Heading"><text:note text:id="ftn0" text:note-class="footnote"><text:note-citation>1</text:note-citation><text:note-body><text:p text:style-name="Footnote">See the Common Information OpenLCB Technical Note for detailed conventions on bit and byte numbering. Briefly, the least significant bit of a field is numbered with zero in OpenLCB descriptions, but note that other technologies may use other conventions.</text:p></text:note-body></text:note></text:p>
          </text:deletion>
        </text:changed-region>
        <text:changed-region xml:id="ct589655328" text:id="ct589655328">
          <text:insertion>
            <office:change-info>
              <dc:creator>Bob Jacobsen</dc:creator>
              <dc:date>2012-10-28T21:30:00</dc:date>
            </office:change-info>
          </text:insertion>
        </text:changed-region>
        <text:changed-region xml:id="ct187627536" text:id="ct187627536">
          <text:insertion>
            <office:change-info>
              <dc:creator>Bob Jacobsen</dc:creator>
              <dc:date>2012-09-15T20:58:00</dc:date>
            </office:change-info>
          </text:insertion>
        </text:changed-region>
        <text:changed-region xml:id="ct514202736" text:id="ct514202736">
          <text:deletion>
            <office:change-info>
              <dc:creator>Bob Jacobsen</dc:creator>
              <dc:date>2012-09-15T20:59:00</dc:date>
            </office:change-info>
            <text:p text:style-name="Standard">may</text:p>
          </text:deletion>
        </text:changed-region>
        <text:changed-region xml:id="ct178222880" text:id="ct178222880">
          <text:insertion>
            <office:change-info>
              <dc:creator>Bob Jacobsen</dc:creator>
              <dc:date>2012-09-15T20:59:00</dc:date>
            </office:change-info>
          </text:insertion>
        </text:changed-region>
        <text:changed-region xml:id="ct187464320" text:id="ct187464320">
          <text:deletion>
            <office:change-info>
              <dc:creator>Bob Jacobsen</dc:creator>
              <dc:date>2012-09-15T20:59:00</dc:date>
            </office:change-info>
            <text:p text:style-name="Standard">must</text:p>
          </text:deletion>
        </text:changed-region>
        <text:changed-region xml:id="ct178214864" text:id="ct178214864">
          <text:insertion>
            <office:change-info>
              <dc:creator>Bob Jacobsen</dc:creator>
              <dc:date>2012-09-15T20:59:00</dc:date>
            </office:change-info>
          </text:insertion>
        </text:changed-region>
        <text:changed-region xml:id="ct590265152" text:id="ct590265152">
          <text:deletion>
            <office:change-info>
              <dc:creator>Bob Jacobsen</dc:creator>
              <dc:date>2012-10-28T21:18:00</dc:date>
            </office:change-info>
            <text:p text:style-name="Standard"><text:s/></text:p>
          </text:deletion>
        </text:changed-region>
        <text:changed-region xml:id="ct177596576" text:id="ct177596576">
          <text:insertion>
            <office:change-info>
              <dc:creator>Bob Jacobsen</dc:creator>
              <dc:date>2012-10-28T21:18:00</dc:date>
            </office:change-info>
          </text:insertion>
        </text:changed-region>
        <text:changed-region xml:id="ct590288752" text:id="ct590288752">
          <text:insertion>
            <office:change-info>
              <dc:creator>Bob Jacobsen</dc:creator>
              <dc:date>2012-10-28T21:16:00</dc:date>
            </office:change-info>
          </text:insertion>
        </text:changed-region>
        <text:changed-region xml:id="ct590292640" text:id="ct590292640">
          <text:deletion>
            <office:change-info>
              <dc:creator>Bob Jacobsen</dc:creator>
              <dc:date>2012-10-28T21:16:00</dc:date>
            </office:change-info>
            <text:p text:style-name="Standard"><text:s/>(Protocols with a Unique ID length different from 6 bytes will do this as many times as necessary to carry the entire Unique ID)</text:p>
          </text:deletion>
        </text:changed-region>
        <text:changed-region xml:id="ct590183872" text:id="ct590183872">
          <text:deletion>
            <office:change-info>
              <dc:creator>Bob Jacobsen</dc:creator>
              <dc:date>2012-10-28T21:18:00</dc:date>
            </office:change-info>
            <text:p text:style-name="Standard">12 bits of the full Node ID value, and the frames carrying the same tentative source Node ID alias value in the Source NID Alias field.</text:p>
          </text:deletion>
        </text:changed-region>
        <text:changed-region xml:id="ct590274160" text:id="ct590274160">
          <text:deletion>
            <office:change-info>
              <dc:creator>Bob Jacobsen</dc:creator>
              <dc:date>2012-10-28T21:15:00</dc:date>
            </office:change-info>
            <text:p text:style-name="Standard">higher </text:p>
          </text:deletion>
        </text:changed-region>
        <text:changed-region xml:id="ct589748992" text:id="ct589748992">
          <text:deletion>
            <office:change-info>
              <dc:creator>Bob Jacobsen</dc:creator>
              <dc:date>2012-10-28T21:18:00</dc:date>
            </office:change-info>
            <text:p text:style-name="Standard"><text:s/>three more times with MMM = 0x6, x5 and 0x4, respectively, with each frame carrying the next </text:p>
          </text:deletion>
        </text:changed-region>
        <text:changed-region xml:id="ct93753296" text:id="ct93753296">
          <text:deletion>
            <office:change-info>
              <dc:creator>Bob Jacobsen</dc:creator>
              <dc:date>2012-10-28T21:13:00</dc:date>
            </office:change-info>
            <text:p text:style-name="Standard">that</text:p>
          </text:deletion>
        </text:changed-region>
        <text:changed-region xml:id="ct590247088" text:id="ct590247088">
          <text:deletion>
            <office:change-info>
              <dc:creator>Bob Jacobsen</dc:creator>
              <dc:date>2012-10-28T21:18:00</dc:date>
            </office:change-info>
            <text:p text:style-name="Standard">Repeat </text:p>
          </text:deletion>
        </text:changed-region>
        <text:changed-region xml:id="ct177367360" text:id="ct177367360">
          <text:insertion>
            <office:change-info>
              <dc:creator>Bob Jacobsen</dc:creator>
              <dc:date>2012-09-15T20:59:00</dc:date>
            </office:change-info>
          </text:insertion>
        </text:changed-region>
        <text:changed-region xml:id="ct187446160" text:id="ct187446160">
          <text:deletion>
            <office:change-info>
              <dc:creator>Bob Jacobsen</dc:creator>
              <dc:date>2012-10-28T21:18:00</dc:date>
            </office:change-info>
            <text:p text:style-name="Standard">top</text:p>
          </text:deletion>
        </text:changed-region>
        <text:changed-region xml:id="ct177442656" text:id="ct177442656">
          <text:insertion>
            <office:change-info>
              <dc:creator>Bob Jacobsen</dc:creator>
              <dc:date>2012-10-28T21:18:00</dc:date>
            </office:change-info>
          </text:insertion>
        </text:changed-region>
        <text:changed-region xml:id="ct590204096" text:id="ct590204096">
          <text:deletion>
            <office:change-info>
              <dc:creator>Bob Jacobsen</dc:creator>
              <dc:date>2012-10-28T21:20:00</dc:date>
            </office:change-info>
            <text:p text:style-name="Standard">the</text:p>
          </text:deletion>
        </text:changed-region>
        <text:changed-region xml:id="ct589799872" text:id="ct589799872">
          <text:insertion>
            <office:change-info>
              <dc:creator>Bob Jacobsen</dc:creator>
              <dc:date>2012-10-28T21:20:00</dc:date>
            </office:change-info>
          </text:insertion>
        </text:changed-region>
        <text:changed-region xml:id="ct589798720" text:id="ct589798720">
          <text:deletion>
            <office:change-info>
              <dc:creator>Bob Jacobsen</dc:creator>
              <dc:date>2012-10-28T21:20:00</dc:date>
            </office:change-info>
            <text:p text:style-name="Standard"><text:s/>in its source Node ID alias field</text:p>
          </text:deletion>
        </text:changed-region>
        <text:changed-region xml:id="ct590208592" text:id="ct590208592">
          <text:deletion>
            <office:change-info>
              <dc:creator>Bob Jacobsen</dc:creator>
              <dc:date>2012-10-28T21:19:00</dc:date>
            </office:change-info>
            <text:p text:style-name="Standard">ing</text:p>
          </text:deletion>
        </text:changed-region>
        <text:changed-region xml:id="ct590142880" text:id="ct590142880">
          <text:deletion>
            <office:change-info>
              <dc:creator>Bob Jacobsen</dc:creator>
              <dc:date>2012-10-28T21:20:00</dc:date>
            </office:change-info>
            <text:p text:style-name="Standard">being test</text:p>
          </text:deletion>
        </text:changed-region>
        <text:changed-region xml:id="ct589588832" text:id="ct589588832">
          <text:insertion>
            <office:change-info>
              <dc:creator>Bob Jacobsen</dc:creator>
              <dc:date>2012-10-28T21:20:00</dc:date>
            </office:change-info>
          </text:insertion>
        </text:changed-region>
        <text:changed-region xml:id="ct590182544" text:id="ct590182544">
          <text:deletion>
            <office:change-info>
              <dc:creator>Bob Jacobsen</dc:creator>
              <dc:date>2012-10-28T21:18:00</dc:date>
            </office:change-info>
            <text:p text:style-name="Standard">top</text:p>
          </text:deletion>
        </text:changed-region>
        <text:changed-region xml:id="ct187475232" text:id="ct187475232">
          <text:insertion>
            <office:change-info>
              <dc:creator>Bob Jacobsen</dc:creator>
              <dc:date>2012-10-28T21:18:00</dc:date>
            </office:change-info>
          </text:insertion>
        </text:changed-region>
        <text:changed-region xml:id="ct513866800" text:id="ct513866800">
          <text:insertion>
            <office:change-info>
              <dc:creator>Bob Jacobsen</dc:creator>
              <dc:date>2012-10-28T21:19:00</dc:date>
            </office:change-info>
          </text:insertion>
        </text:changed-region>
        <text:changed-region xml:id="ct172174464" text:id="ct172174464">
          <text:insertion>
            <office:change-info>
              <dc:creator>Bob Jacobsen</dc:creator>
              <dc:date>2012-11-18T20:35:00</dc:date>
            </office:change-info>
          </text:insertion>
        </text:changed-region>
        <text:changed-region xml:id="ct484416784" text:id="ct484416784">
          <text:deletion>
            <office:change-info>
              <dc:creator>Bob Jacobsen</dc:creator>
              <dc:date>2012-11-18T20:35:00</dc:date>
            </office:change-info>
            <text:p text:style-name="Standard"><text:s/>reserved</text:p>
          </text:deletion>
        </text:changed-region>
        <text:changed-region xml:id="ct590192800" text:id="ct590192800">
          <text:insertion>
            <office:change-info>
              <dc:creator>Bob Jacobsen</dc:creator>
              <dc:date>2012-09-15T21:00:00</dc:date>
            </office:change-info>
          </text:insertion>
        </text:changed-region>
        <text:changed-region xml:id="ct177230528" text:id="ct177230528">
          <text:deletion>
            <office:change-info>
              <dc:creator>Bob Jacobsen</dc:creator>
              <dc:date>2012-09-15T20:59:00</dc:date>
            </office:change-info>
            <text:p text:style-name="Standard">must</text:p>
          </text:deletion>
        </text:changed-region>
        <text:changed-region xml:id="ct589555760" text:id="ct589555760">
          <text:insertion>
            <office:change-info>
              <dc:creator>Bob Jacobsen</dc:creator>
              <dc:date>2012-09-15T20:59:00</dc:date>
            </office:change-info>
          </text:insertion>
        </text:changed-region>
        <text:changed-region xml:id="ct483476928" text:id="ct483476928">
          <text:deletion>
            <office:change-info>
              <dc:creator>Bob Jacobsen</dc:creator>
              <dc:date>2012-11-18T20:41:00</dc:date>
            </office:change-info>
            <text:p text:style-name="Standard">is</text:p>
          </text:deletion>
        </text:changed-region>
        <text:changed-region xml:id="ct54075184" text:id="ct54075184">
          <text:insertion>
            <office:change-info>
              <dc:creator>Bob Jacobsen</dc:creator>
              <dc:date>2012-11-18T20:41:00</dc:date>
            </office:change-info>
          </text:insertion>
        </text:changed-region>
        <text:changed-region xml:id="ct494496064" text:id="ct494496064">
          <text:deletion>
            <office:change-info>
              <dc:creator>Bob Jacobsen</dc:creator>
              <dc:date>2012-11-18T20:41:00</dc:date>
            </office:change-info>
            <text:p text:style-name="Standard">is</text:p>
          </text:deletion>
        </text:changed-region>
        <text:changed-region xml:id="ct541651568" text:id="ct541651568">
          <text:insertion>
            <office:change-info>
              <dc:creator>Bob Jacobsen</dc:creator>
              <dc:date>2012-11-18T20:41:00</dc:date>
            </office:change-info>
          </text:insertion>
        </text:changed-region>
        <text:changed-region xml:id="ct483612832" text:id="ct483612832">
          <text:deletion>
            <office:change-info>
              <dc:creator>Bob Jacobsen</dc:creator>
              <dc:date>2012-11-18T20:42:00</dc:date>
            </office:change-info>
            <text:p text:style-name="Standard">n</text:p>
          </text:deletion>
        </text:changed-region>
        <text:changed-region xml:id="ct177388032" text:id="ct177388032">
          <text:insertion>
            <office:change-info>
              <dc:creator>Bob Jacobsen</dc:creator>
              <dc:date>2012-11-18T20:42:00</dc:date>
            </office:change-info>
          </text:insertion>
        </text:changed-region>
        <text:changed-region xml:id="ct484064400" text:id="ct484064400">
          <text:deletion>
            <office:change-info>
              <dc:creator>Bob Jacobsen</dc:creator>
              <dc:date>2012-11-18T20:41:00</dc:date>
            </office:change-info>
            <text:p text:style-name="Standard">is</text:p>
          </text:deletion>
        </text:changed-region>
        <text:changed-region xml:id="ct483569600" text:id="ct483569600">
          <text:insertion>
            <office:change-info>
              <dc:creator>Bob Jacobsen</dc:creator>
              <dc:date>2012-11-18T20:41:00</dc:date>
            </office:change-info>
          </text:insertion>
        </text:changed-region>
        <text:changed-region xml:id="ct541677552" text:id="ct541677552">
          <text:deletion>
            <office:change-info>
              <dc:creator>Bob Jacobsen</dc:creator>
              <dc:date>2012-11-18T20:48:00</dc:date>
            </office:change-info>
            <text:p text:style-name="Standard"><text:s/></text:p>
          </text:deletion>
        </text:changed-region>
        <text:changed-region xml:id="ct483478400" text:id="ct483478400">
          <text:deletion>
            <office:change-info>
              <dc:creator>Bob Jacobsen</dc:creator>
              <dc:date>2012-11-18T20:48:00</dc:date>
            </office:change-info>
            <text:p text:style-name="Standard">lamp or</text:p>
          </text:deletion>
        </text:changed-region>
        <text:changed-region xml:id="ct589615584" text:id="ct589615584">
          <text:deletion>
            <office:change-info>
              <dc:creator>Bob Jacobsen</dc:creator>
              <dc:date>2012-09-15T21:01:00</dc:date>
            </office:change-info>
            <text:p text:style-name="Standard"><text:s/></text:p>
          </text:deletion>
        </text:changed-region>
        <text:changed-region xml:id="ct177560992" text:id="ct177560992">
          <text:insertion>
            <office:change-info>
              <dc:creator>Bob Jacobsen</dc:creator>
              <dc:date>2012-09-15T21:01:00</dc:date>
            </office:change-info>
          </text:insertion>
        </text:changed-region>
        <text:changed-region xml:id="ct589779008" text:id="ct589779008">
          <text:deletion>
            <office:change-info>
              <dc:creator>Bob Jacobsen</dc:creator>
              <dc:date>2012-09-15T21:01:00</dc:date>
            </office:change-info>
            <text:p text:style-name="Standard">followed by going</text:p>
          </text:deletion>
        </text:changed-region>
        <text:changed-region xml:id="ct186998272" text:id="ct186998272">
          <text:insertion>
            <office:change-info>
              <dc:creator>Bob Jacobsen</dc:creator>
              <dc:date>2012-09-15T21:01:00</dc:date>
            </office:change-info>
          </text:insertion>
        </text:changed-region>
        <text:changed-region xml:id="ct483602864" text:id="ct483602864">
          <text:deletion>
            <office:change-info>
              <dc:creator>Bob Jacobsen</dc:creator>
              <dc:date>2012-11-18T20:43:00</dc:date>
            </office:change-info>
            <text:p text:style-name="Standard"><text:s/>offline</text:p>
          </text:deletion>
        </text:changed-region>
        <text:changed-region xml:id="ct541656816" text:id="ct541656816">
          <text:insertion>
            <office:change-info>
              <dc:creator>Bob Jacobsen</dc:creator>
              <dc:date>2012-11-18T20:43:00</dc:date>
            </office:change-info>
          </text:insertion>
        </text:changed-region>
        <text:changed-region xml:id="ct589695472" text:id="ct589695472">
          <text:deletion>
            <office:change-info>
              <dc:creator>Bob Jacobsen</dc:creator>
              <dc:date>2012-09-15T21:01:00</dc:date>
            </office:change-info>
            <text:p text:style-name="Standard">.</text:p>
          </text:deletion>
        </text:changed-region>
        <text:changed-region xml:id="ct589481312" text:id="ct589481312">
          <text:insertion>
            <office:change-info>
              <dc:creator>Bob Jacobsen</dc:creator>
              <dc:date>2012-09-15T21:01:00</dc:date>
            </office:change-info>
          </text:insertion>
        </text:changed-region>
        <text:changed-region xml:id="ct590278640" text:id="ct590278640">
          <text:deletion>
            <office:change-info>
              <dc:creator>Bob Jacobsen</dc:creator>
              <dc:date>2012-09-15T20:59:00</dc:date>
            </office:change-info>
            <text:p text:style-name="Standard">must</text:p>
          </text:deletion>
        </text:changed-region>
        <text:changed-region xml:id="ct177578368" text:id="ct177578368">
          <text:insertion>
            <office:change-info>
              <dc:creator>Bob Jacobsen</dc:creator>
              <dc:date>2012-09-15T20: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Introduction (Informative)</text:h>
      <text:p text:style-name="Standard"><text:change text:change-id="ct177890176"/><text:change text:change-id="ct513840592"/><text:change-start text:change-id="ct590225184"/>The OpenLCB suite of protocols can be used on multiple physical transports; this document describes the specifics that relate to using a CAN bus segment as a transport layer. The CAN protocol is frame based, so OpenLCB messages on a CAN bus segment are expressed as frames. This specification defines unique headers to prevent CAN arbitration errors and frame loss, and to provide message traceability, node addressing and priority management.<text:change-end text:change-id="ct590225184"/></text:p>
      <text:h text:style-name="Heading_20_1" text:outline-level="1">Intended Use (Informative)</text:h>
      <text:p text:style-name="Standard">This Standard is intended for use whenever OpenLCB nodes are communicating on a single CAN segment. It is not intended to cover OpenLCB communications over other types of communications links.</text:p>
      <text:h text:style-name="Heading_20_1" text:outline-level="1">References and Context (Normative)</text:h>
      <text:p text:style-name="Standard"><text:change-start text:change-id="ct589882000"/>In this document, the term "OpenLCB-CAN" refers to details of OpenLCB nodes that are specific to using a CAN transport, as opposed to generic OpenLCB protocol or OpenLCB using other transports.</text:p>
      <text:p text:style-name="Standard"><text:change-end text:change-id="ct589882000"/>This specification <text:change-start text:change-id="ct178183424"/>should be interpreted in the<text:change-end text:change-id="ct178183424"/><text:change text:change-id="ct589716384"/> the context of the following OpenLCB-CAN Specifications:</text:p>
      <text:list xml:id="list8275075095276936804" text:style-name="L1">
        <text:list-item>
          <text:p text:style-name="P13">The OpenLCB-CAN Physical Layer Standard, which specifies the physical layer for transporting OpenLCB-CAN frames</text:p>
        </text:list-item>
        <text:list-item>
          <text:p text:style-name="P13">The OpenLCB Unique Identifiers Standard, which specifies the mechanism(s) for providing a unique identifier for each node</text:p>
        </text:list-item>
      </text:list>
      <text:p text:style-name="Standard">“CAN” refers to the electrical and protocol specifications as defined in ISO 11898-1:2003 and ISO 11898-2:2003 and their successors.<text:change text:change-id="ct589799744"/></text:p>
      <text:p text:style-name="Standard"><text:change text:change-id="ct172805280"/><text:change-start text:change-id="ct295101296"/>Each OpenLCB node (independent of transport layer in use) shall have a unique identifier. <text:s/>When using a CAN bus transport, that identifier shall be used as its node identifier (NodeID).<text:change-end text:change-id="ct295101296"/></text:p>
      <text:h text:style-name="Heading_20_1" text:outline-level="1">Frame Format (Normative)</text:h>
      <text:p text:style-name="Standard">OpenLCB-CAN frames shall be sent and received using <text:change-start text:change-id="ct590228400"/>only <text:change-end text:change-id="ct590228400"/>the CAN extended format (29-bit header)<text:change text:change-id="ct589640512"/>. </text:p>
      <text:p text:style-name="Standard"><text:soft-page-break/>OpenLCB-CAN nodes shall <text:change-start text:change-id="ct590078144"/>o<text:change-end text:change-id="ct590078144"/>perate properly when the CAN segment carries <text:change text:change-id="ct177811584"/><text:change-start text:change-id="ct177540448"/>error-free<text:change-end text:change-id="ct177540448"/> standard-format (11-bit header) frames.</text:p>
      <text:p text:style-name="Standard">OpenLCB-CAN nodes shall not transmit extended-format remote frames (frames with RTR set). Nodes shall operate properly when the CAN segment carries extended-format remote frames.</text:p>
      <text:p text:style-name="Standard">Nodes shall operate properly when the CAN segment carries overload frames.</text:p>
      <text:p text:style-name="Standard">The most-significant bit of each OpenLCB-CAN frame is reserved for future use. It <text:change text:change-id="ct589519072"/><text:change-start text:change-id="ct177598624"/>shall<text:change-end text:change-id="ct177598624"/> be transmitted as a 1 bit, and ignored upon receipt.</text:p>
      <text:p text:style-name="Standard">The second-most-significant bit is the Frame Type indicator. A value of 0 indicates a CAN-specific Control Frame. A value of 1 indicates an OpenLCB Message.</text:p>
      <text:p text:style-name="Standard">The next 15 bits are the Variable Field. The format and contents of the Variable Field depends on <text:change-start text:change-id="ct187658592"/>the <text:change-end text:change-id="ct187658592"/>Frame Type <text:change text:change-id="ct177611280"/><text:change text:change-id="ct177771184"/><text:change-start text:change-id="ct187555168"/>bit value. Section 6.1 of this document defines the Variable Field content for <text:change-end text:change-id="ct187555168"/><text:change-start text:change-id="ct187416432"/>CAN Control Frames. <text:change-end text:change-id="ct187416432"/><text:change text:change-id="ct187432928"/><text:change-start text:change-id="ct177577968"/>The OpenLCB Message content is defined <text:span text:style-name="T6">in the</text:span> OpenLCB Message Standard(s).<text:change-end text:change-id="ct177577968"/></text:p>
      <text:p text:style-name="Standard">The least significant twelve bits are the Source Node ID Alias value of the source (sending) node.</text:p>
      <table:table table:name="Table2" table:style-name="Table2">
        <table:table-column table:style-name="Table2.A" table:number-columns-repeated="2"/>
        <table:table-column table:style-name="Table2.C"/>
        <table:table-column table:style-name="Table2.A"/>
        <table:table-column table:style-name="Table2.C"/>
        <table:table-row>
          <table:table-cell table:style-name="Table2.A1" office:value-type="string">
            <text:p text:style-name="Table_20_Heading">Bit number<text:change text:change-id="ct187429696"/><text:change-start text:change-id="ct589655328"/><text:note text:id="ftn1" text:note-class="footnote"><text:note-citation>1</text:note-citation><text:note-body><text:p text:style-name="Footnote">See the Common Information OpenLCB Technical Note for detailed conventions on bit and byte numbering. Briefly, the least significant bit of a field is numbered with zero in OpenLCB descriptions, but note that other technologies may use other conventions.</text:p></text:note-body></text:note><text:change-end text:change-id="ct589655328"/>:</text:p>
          </table:table-cell>
          <table:table-cell table:style-name="Table2.A1" office:value-type="string">
            <text:p text:style-name="Standard">Bit 28</text:p>
          </table:table-cell>
          <table:table-cell table:style-name="Table2.A1" office:value-type="string">
            <text:p text:style-name="Standard">Bit 27</text:p>
          </table:table-cell>
          <table:table-cell table:style-name="Table2.A1" office:value-type="string">
            <text:p text:style-name="Standard">Bits 26-12</text:p>
          </table:table-cell>
          <table:table-cell table:style-name="Table2.E1" office:value-type="string">
            <text:p text:style-name="Standard">Bits 11-0</text:p>
          </table:table-cell>
        </table:table-row>
        <table:table-row>
          <table:table-cell table:style-name="Table2.A2" office:value-type="string">
            <text:p text:style-name="Table_20_Heading">Content:</text:p>
          </table:table-cell>
          <table:table-cell table:style-name="Table2.A2" office:value-type="string">
            <text:p text:style-name="Standard">Reserved: <text:line-break/>Send as 1, <text:line-break/>ignore upon receipt</text:p>
          </table:table-cell>
          <table:table-cell table:style-name="Table2.A2" office:value-type="string">
            <text:p text:style-name="Standard">Frame Type</text:p>
            <text:p text:style-name="Standard">1: OpenLCB Message</text:p>
            <text:p text:style-name="Standard">0: CAN Control Frame</text:p>
          </table:table-cell>
          <table:table-cell table:style-name="Table2.A2" office:value-type="string">
            <text:p text:style-name="Standard">Variable Field</text:p>
          </table:table-cell>
          <table:table-cell table:style-name="Table2.E2" office:value-type="string">
            <text:p text:style-name="Standard">Source NID Alias</text:p>
          </table:table-cell>
        </table:table-row>
        <table:table-row>
          <table:table-cell table:style-name="Table2.A2" office:value-type="string">
            <text:p text:style-name="Table_20_Heading">Mask:</text:p>
          </table:table-cell>
          <table:table-cell table:style-name="Table2.A2" office:value-type="string">
            <text:p text:style-name="Standard">0x1000,0000</text:p>
          </table:table-cell>
          <table:table-cell table:style-name="Table2.A2" office:value-type="string">
            <text:p text:style-name="Standard">0x0800,0000</text:p>
          </table:table-cell>
          <table:table-cell table:style-name="Table2.A2" office:value-type="string">
            <text:p text:style-name="Standard">0x07FF,F000</text:p>
          </table:table-cell>
          <table:table-cell table:style-name="Table2.E2" office:value-type="string">
            <text:p text:style-name="Standard">0x0000,0FFF</text:p>
          </table:table-cell>
        </table:table-row>
        <table:table-row>
          <table:table-cell table:style-name="Table2.A2" office:value-type="string">
            <text:p text:style-name="Table_20_Heading">Location:</text:p>
          </table:table-cell>
          <table:table-cell table:style-name="Table2.A2" office:value-type="string">
            <text:p text:style-name="Standard">Solo top bit</text:p>
          </table:table-cell>
          <table:table-cell table:style-name="Table2.A2" office:value-type="string">
            <text:p text:style-name="Standard">Top bit of 6<text:span text:style-name="T7">th</text:span> nibble from right</text:p>
          </table:table-cell>
          <table:table-cell table:style-name="Table2.A2" office:value-type="string">
            <text:p text:style-name="Standard">3 bits, then three nibbles</text:p>
          </table:table-cell>
          <table:table-cell table:style-name="Table2.E2" office:value-type="string">
            <text:p text:style-name="Standard">Right-most three nibbles</text:p>
          </table:table-cell>
        </table:table-row>
      </table:table>
      <text:p text:style-name="Caption">Table 1: Frame Format</text:p>
      <text:p text:style-name="Standard">After the header, the frame shall contain from zero to eight bytes of data. Length and content are defined by specific frame and message definitions elsewhere.</text:p>
      <text:h text:style-name="Heading_20_1" text:outline-level="1">States</text:h>
      <text:p text:style-name="Standard">The frame transfer layer of a node has two states:</text:p>
      <text:list xml:id="list1926183955859249983" text:style-name="L2">
        <text:list-item>
          <text:p text:style-name="P14">Inhibited</text:p>
        </text:list-item>
        <text:list-item>
          <text:p text:style-name="P14">Permitted</text:p>
        </text:list-item>
      </text:list>
      <text:p text:style-name="Standard"><text:soft-page-break/>Nodes shall start in the Inhibited state.</text:p>
      <text:p text:style-name="Standard">A node in the Inhibited state may transmit Check ID, Reserve ID, and Alias Map Definition frames. A node in the Inhibited state shall not transmit any other frame type.</text:p>
      <text:p text:style-name="Standard">Nodes in Permitted state may transmit any frame type. </text:p>
      <text:h text:style-name="Heading_20_1" text:outline-level="1">CAN-specific Control Frames and Interactions (Normative).</text:h>
      <text:p text:style-name="Standard">OpenLCB CAN control frames shall be carried in frames with a 0 in the Frame Type field. </text:p>
      <text:h text:style-name="Heading_20_2" text:outline-level="2">Control Frame Format</text:h>
      <text:p text:style-name="Standard">The format and contents of CAN-specific Control frames are defined in the following table:</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Name</text:p>
          </table:table-cell>
          <table:table-cell table:style-name="Table3.A1" office:value-type="string">
            <text:p text:style-name="Table_20_Heading">Variable Field</text:p>
          </table:table-cell>
          <table:table-cell table:style-name="Table3.C1" office:value-type="string">
            <text:p text:style-name="Table_20_Heading">Data Bytes</text:p>
          </table:table-cell>
        </table:table-row>
        <table:table-row>
          <table:table-cell table:style-name="Table3.A2" office:value-type="string">
            <text:p text:style-name="Standard">Check ID (CID) frame</text:p>
          </table:table-cell>
          <table:table-cell table:style-name="Table3.A2" office:value-type="string">
            <text:p text:style-name="Standard"><text:change-start text:change-id="ct187627536"/>0b<text:change-end text:change-id="ct187627536"/>MMM,NNNN,NNNN,NNNN </text:p>
            <text:p text:style-name="Standard">MMM is the frame sequence number, with valid values from 0x7 through 0x4 or, for non-OpenLCB protocols, down to 0x1.</text:p>
            <text:p text:style-name="Standard">NNNN,NNNN,NNNN is the 12-bit Node ID section being checked</text:p>
          </table:table-cell>
          <table:table-cell table:style-name="Table3.C2" office:value-type="string">
            <text:p text:style-name="Standard">None</text:p>
          </table:table-cell>
        </table:table-row>
        <table:table-row>
          <table:table-cell table:style-name="Table3.A2" office:value-type="string">
            <text:p text:style-name="Standard">Reserve ID (RID) frame</text:p>
          </table:table-cell>
          <table:table-cell table:style-name="Table3.A2" office:value-type="string">
            <text:p text:style-name="Standard">0x0700</text:p>
          </table:table-cell>
          <table:table-cell table:style-name="Table3.C2" office:value-type="string">
            <text:p text:style-name="Standard">None</text:p>
          </table:table-cell>
        </table:table-row>
        <table:table-row>
          <table:table-cell table:style-name="Table3.A2" office:value-type="string">
            <text:p text:style-name="Standard">Alias Map Definition (AMD) frame</text:p>
          </table:table-cell>
          <table:table-cell table:style-name="Table3.A2" office:value-type="string">
            <text:p text:style-name="Standard">0x0701</text:p>
          </table:table-cell>
          <table:table-cell table:style-name="Table3.C2" office:value-type="string">
            <text:p text:style-name="Standard">Full Node ID</text:p>
          </table:table-cell>
        </table:table-row>
        <table:table-row>
          <table:table-cell table:style-name="Table3.A2" office:value-type="string">
            <text:p text:style-name="Standard">Alias Mapping Enquiry (AME) frame</text:p>
          </table:table-cell>
          <table:table-cell table:style-name="Table3.A2" office:value-type="string">
            <text:p text:style-name="Standard">0x0702</text:p>
          </table:table-cell>
          <table:table-cell table:style-name="Table3.C2" office:value-type="string">
            <text:p text:style-name="Standard">Full Node ID</text:p>
          </table:table-cell>
        </table:table-row>
        <table:table-row>
          <table:table-cell table:style-name="Table3.A2" office:value-type="string">
            <text:p text:style-name="Standard">Alias Map Reset (AMR) frame</text:p>
          </table:table-cell>
          <table:table-cell table:style-name="Table3.A2" office:value-type="string">
            <text:p text:style-name="Standard">0x0703</text:p>
          </table:table-cell>
          <table:table-cell table:style-name="Table3.C2" office:value-type="string">
            <text:p text:style-name="Standard">Full Node ID</text:p>
          </table:table-cell>
        </table:table-row>
        <table:table-row>
          <table:table-cell table:style-name="Table3.A2" office:value-type="string">
            <text:p text:style-name="Standard">Reserved; <text:change text:change-id="ct514202736"/><text:change-start text:change-id="ct178222880"/>shall<text:change-end text:change-id="ct178222880"/> not be sent, and <text:change text:change-id="ct187464320"/><text:change-start text:change-id="ct178214864"/>shall<text:change-end text:change-id="ct178214864"/> be ignored upon receipt</text:p>
          </table:table-cell>
          <table:table-cell table:style-name="Table3.A2" office:value-type="string">
            <text:p text:style-name="Standard">All others</text:p>
          </table:table-cell>
          <table:table-cell table:style-name="Table3.C2" office:value-type="string">
            <text:p text:style-name="Standard">To be defined</text:p>
          </table:table-cell>
        </table:table-row>
      </table:table>
      <text:p text:style-name="Caption">Table 2: Control Frame Format</text:p>
      <text:h text:style-name="Heading_20_2" text:outline-level="2">Interactions</text:h>
      <text:p text:style-name="Standard">This section describes the interactions which use the above frames.</text:p>
      <text:h text:style-name="Heading_20_3" text:outline-level="3">Reserving a Node ID Alias</text:h>
      <text:p text:style-name="Standard">To reserve a Node ID alias while in the Inhibited state, a node shall:</text:p>
      <text:list xml:id="list4433947327855238944" text:style-name="L3">
        <text:list-item>
          <text:p text:style-name="P15">Generate a tentative source Node ID alias value</text:p>
        </text:list-item>
        <text:list-item>
          <text:p text:style-name="P15"><text:soft-page-break/>Transmit a Check ID frame (CID) with MMM = 0x7, the least<text:change text:change-id="ct590265152"/><text:change-start text:change-id="ct177596576"/>-<text:change-end text:change-id="ct177596576"/>significant 12 bits of the full Node ID in the NNNN, NNNN, NNNN remaining twelve bits of the Variable Field, and the tentative source Node ID alias value in the Source NID Alias field.<text:change-start text:change-id="ct590288752"/></text:p>
        </text:list-item>
        <text:list-item>
          <text:p text:style-name="P15">Transmit a Check ID frame (CID) with MMM = 0x6, the next-to-least significant 12 bits of the full Node ID in the NNNN, NNNN, NNNN remaining twelve bits of the Variable Field, and the tentative source Node ID alias value in the Source NID Alias field.</text:p>
        </text:list-item>
        <text:list-item>
          <text:p text:style-name="P15">Transmit a Check ID frame (CID) with MMM = 0x5, the next-to-most significant 12 bits of the full Node ID in the NNNN, NNNN, NNNN remaining twelve bits of the Variable Field, and the tentative source Node ID alias value in the Source NID Alias field.</text:p>
        </text:list-item>
        <text:list-item>
          <text:p text:style-name="P15">Transmit a Check ID frame (CID) with MMM = 0x4, the most-significant 12 bits of the full Node ID in the NNNN, NNNN, NNNN remaining twelve bits of the Variable Field, and the tentative source Node ID alias value in the Source NID Alias field.<text:change-end text:change-id="ct590288752"/><text:change text:change-id="ct590292640"/><text:change text:change-id="ct590183872"/><text:change text:change-id="ct590274160"/><text:change text:change-id="ct589748992"/><text:change text:change-id="ct93753296"/><text:change text:change-id="ct590247088"/></text:p>
        </text:list-item>
      </text:list>
      <text:list xml:id="list4003981043548094466" text:style-name="L4">
        <text:list-item>
          <text:p text:style-name="P16">Wait at least 200 milliseconds</text:p>
        </text:list-item>
        <text:list-item>
          <text:p text:style-name="P16">Transmit a Reserve ID frame (RID) with the tentative source Node ID alias value in the Source NID Alias field.</text:p>
        </text:list-item>
      </text:list>
      <text:p text:style-name="Standard"><text:change-start text:change-id="ct177367360"/>The alias is reserved when that sequence completes without error.</text:p>
      <text:p text:style-name="Standard"><text:change-end text:change-id="ct177367360"/>The node shall restart the process at the <text:change text:change-id="ct187446160"/><text:change-start text:change-id="ct177442656"/>beginning<text:change-end text:change-id="ct177442656"/> if, before completion of the process, a frame is received that carries <text:change text:change-id="ct590204096"/><text:change-start text:change-id="ct589799872"/>a<text:change-end text:change-id="ct589799872"/> source Node ID alias value <text:change text:change-id="ct589798720"/><text:change text:change-id="ct590208592"/><text:change text:change-id="ct590142880"/><text:change-start text:change-id="ct589588832"/>that is identical to the alias value being tested by this procedure<text:change-end text:change-id="ct589588832"/>.</text:p>
      <text:p text:style-name="Standard">The node shall restart the process at the <text:change text:change-id="ct590182544"/><text:change-start text:change-id="ct187475232"/>beginnin<text:change-end text:change-id="ct187475232"/><text:change-start text:change-id="ct513866800"/>g<text:change-end text:change-id="ct513866800"/> if, before completion of the process, any error is encountered during frame transmission.</text:p>
      <text:h text:style-name="Heading_20_3" text:outline-level="3">Transition to Permitted State</text:h>
      <text:p text:style-name="Standard">To transition from the Inhibited state to the Permitted state, a node shall, in order:</text:p>
      <text:list xml:id="list6214175478155275259" text:style-name="L5">
        <text:list-item>
          <text:p text:style-name="P17">Have or obtain a valid<text:change-start text:change-id="ct172174464"/>ly<text:change-end text:change-id="ct172174464"/> reserved Node ID alias</text:p>
        </text:list-item>
        <text:list-item>
          <text:p text:style-name="P17">Transmit an Alias Map Definition (AMD) frame with the node's<text:change text:change-id="ct484416784"/> Node ID alias and Node ID</text:p>
        </text:list-item>
      </text:list>
      <text:h text:style-name="Heading_20_3" text:outline-level="3">Node ID Alias validation</text:h>
      <text:p text:style-name="Standard">A node in Permitted state receiving a Alias Mapping Enquiry frame shall compare the full Node ID in the CAN data segment to the node's own Node ID. If and only if they match in length and content and the receiving node is in Permitted state, the node shall reply with a Alias Map Definition frame carrying the node's full Node ID in the data segment of the frame.</text:p>
      <text:p text:style-name="Standard">A node in Permitted state receiving an Alias Mapping Enquiry frame with no data content shall reply with an Alias Map Definition frame carrying the node's full Node ID in the data segment of the frame.</text:p>
      <text:p text:style-name="Standard">A node in Inhibited state shall not reply to a Alias Mapping Enquiry frame.</text:p>
      <text:h text:style-name="Heading_20_3" text:outline-level="3">Transition to Inhibited State</text:h>
      <text:p text:style-name="Standard">To transition from the Permitted state to the Inhibited state, a node shall successfully transmit an Alias Map Reset frame with the node's reserved Node ID alias and Node ID. <text:change-start text:change-id="ct590192800"/></text:p>
      <text:p text:style-name="Standard"><text:change-end text:change-id="ct590192800"/><text:soft-page-break/>A node <text:change text:change-id="ct177230528"/><text:change-start text:change-id="ct589555760"/>shall<text:change-end text:change-id="ct589555760"/> end use of an alias within 100 milliseconds of receiving an Alias Map Reset (AMR) frame referencing that alias.</text:p>
      <text:h text:style-name="Heading_20_3" text:outline-level="3">Node ID Alias Collision Handling</text:h>
      <text:p text:style-name="Standard">A node shall compare the source Node ID alias in each received frame against all reserved Node ID aliases it currently holds. <text:s/>In case of a match, the receiving node shall:</text:p>
      <text:list xml:id="list1773306467259206905" text:style-name="L6">
        <text:list-item>
          <text:p text:style-name="P18">If the frame is a Check ID (CID) frame, send a Reserve ID (RID) frame in response.</text:p>
        </text:list-item>
        <text:list-item>
          <text:p text:style-name="P18">If the frame is not a Check ID (CID) frame, the node is in Permitted state, and the received source Node ID alias is the current Node ID alias of th<text:change text:change-id="ct483476928"/><text:change-start text:change-id="ct54075184"/>e<text:change-end text:change-id="ct54075184"/> node, th<text:change text:change-id="ct494496064"/><text:change-start text:change-id="ct541651568"/>e<text:change-end text:change-id="ct541651568"/> node shall immediately transition to Inhibited state and release the current Node ID alias.</text:p>
        </text:list-item>
        <text:list-item>
          <text:p text:style-name="P18">If the frame is not a Check ID (CID) frame and the node is not in Permitted state, the node shall immediately release the matching <text:change text:change-id="ct483612832"/><text:change-start text:change-id="ct177388032"/>N<text:change-end text:change-id="ct177388032"/>ode ID alias.</text:p>
        </text:list-item>
        <text:list-item>
          <text:p text:style-name="P18">If the frame is not a Check ID (CID) frame and the received source Node ID alias is not the current Node ID alias of th<text:change text:change-id="ct484064400"/><text:change-start text:change-id="ct483569600"/>e<text:change-end text:change-id="ct483569600"/> node, the node shall immediately release the matching node ID alias.</text:p>
        </text:list-item>
      </text:list>
      <text:h text:style-name="Heading_20_3" text:outline-level="3">Duplicate Node ID Handling</text:h>
      <text:p text:style-name="Standard">Each node shall compare the node ID in each received Alias Map Definition frame with its own Node ID. <text:s/>Should they match, in addition to any other actions that may be required by the incoming message, the node </text:p>
      <text:list xml:id="list6735250065882423242" text:style-name="L7">
        <text:list-item>
          <text:p text:style-name="P19">may, but is not required to, signal the user that duplicate Node ID values exist using a<text:change text:change-id="ct541677552"/><text:change text:change-id="ct483478400"/> other directly-visible indicator</text:p>
        </text:list-item>
        <text:list-item>
          <text:p text:style-name="P19">if in Permitted state, may, but is not required to, emit a Producer-Consumer Event Report (PCER) message with the reserved Event ID “Duplicate Node ID Detected”<text:change text:change-id="ct589615584"/><text:change-start text:change-id="ct177560992"/>. If that message is emitted, the node is <text:change-end text:change-id="ct177560992"/><text:change text:change-id="ct589779008"/><text:change-start text:change-id="ct186998272"/>then required to<text:change-end text:change-id="ct186998272"/><text:change text:change-id="ct483602864"/><text:change-start text:change-id="ct541656816"/> not send any more CAN frames on the OpenLCB-CAN link<text:change-end text:change-id="ct541656816"/> until reset<text:change text:change-id="ct589695472"/><text:change-start text:change-id="ct589481312"/> by the user.<text:change-end text:change-id="ct589481312"/></text:p>
        </text:list-item>
      </text:list>
      <text:h text:style-name="Heading_20_2" text:outline-level="2">Node ID Alias Generation</text:h>
      <text:p text:style-name="Standard">Alias values shall not be zero. Nodes shall not depend on other nodes properly handling zero values in the source and/or destination alias fields.</text:p>
      <text:p text:style-name="Standard">The first alias values generated by nodes of the same type with node ID values within 255 of each other shall not be identical.</text:p>
      <text:p text:style-name="Standard">An alias generation algorithm <text:change text:change-id="ct590278640"/><text:change-start text:change-id="ct177578368"/>shall<text:change-end text:change-id="ct177578368"/> ensure that when two different nodes using that alias generation algorithm generate the same alias value at two different points in their sequence, there shall be more than a 99% probability that the next alias values generated by the two nodes are different.</text:p>
      <text:p text:style-name="Standard">A node may, but need not, save the current alias generation state so that it restarts the sequence at the same point, hence the same alias value, after a reset or power cycle. </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 (Informative)<text:tab/>1</text:p>
          <text:p text:style-name="P12"><text:s/>2 Intended Use (Informative)<text:tab/>1</text:p>
          <text:p text:style-name="P12"><text:s/>3 References and Context (Normative)<text:tab/>1</text:p>
          <text:p text:style-name="P12"><text:s/>4 Frame Format (Normative)<text:tab/>1</text:p>
          <text:p text:style-name="P12"><text:s/>5 States<text:tab/>2</text:p>
          <text:p text:style-name="P12"><text:s/>6 CAN-specific Control Frames and Interactions (Normative).<text:tab/>3</text:p>
          <text:p text:style-name="P11"><text:s/>6.1 Control Frame Format<text:tab/>3</text:p>
          <text:p text:style-name="P11"><text:s/>6.2 Interactions<text:tab/>3</text:p>
          <text:p text:style-name="P21"><text:s/>6.2.1 Reserving a Node ID Alias<text:tab/>3</text:p>
          <text:p text:style-name="P21"><text:s/>6.2.2 Transition to Permitted State<text:tab/>4</text:p>
          <text:p text:style-name="P21"><text:s/>6.2.3 Node ID Alias validation<text:tab/>4</text:p>
          <text:p text:style-name="P21"><text:s/>6.2.4 Transition to Inhibited State<text:tab/>4</text:p>
          <text:p text:style-name="P21"><text:s/>6.2.5 Node ID Alias Collision Handling<text:tab/>5</text:p>
          <text:p text:style-name="P21"><text:s/>6.2.6 Duplicate Node ID Handling<text:tab/>5</text:p>
          <text:p text:style-name="P11"><text:s/>6.3 Node ID Alias Generation<text:tab/>5</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22in" fo:margin-left="0.1007in" fo:margin-right="-0.0729in" table:align="margins" style:writing-mode="lr-tb"/>
    </style:style>
    <style:style style:name="Table1.A" style:family="table-column">
      <style:table-column-properties style:column-width="3.3944in" style:rel-column-width="34370*"/>
    </style:style>
    <style:style style:name="Table1.B" style:family="table-column">
      <style:table-column-properties style:column-width="0.241in" style:rel-column-width="2439*"/>
    </style:style>
    <style:style style:name="Table1.C" style:family="table-column">
      <style:table-column-properties style:column-width="1.5479in" style:rel-column-width="15673*"/>
    </style:style>
    <style:style style:name="Table1.D" style:family="table-column">
      <style:table-column-properties style:column-width="1.2889in" style:rel-column-width="13053*"/>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Standard<draw:custom-shape text:anchor-type="char" draw:z-index="5"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6</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span text:style-name="Page_20_Number"><text:span text:style-name="MT2"><text:date style:data-style-name="N116" text:date-value="2012-11-18T21:00:17.99">11/18/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6"><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2-11-18T21:00:17.99">Nov 18, 2012</text:date></text:p>
            </table:table-cell>
            <table:table-cell table:style-name="Table1.C1" office:value-type="string">
              <text:p text:style-name="MP8">Draft</text:p>
            </table:table-cell>
          </table:table-row>
        </table:table>
        <text:p text:style-name="Header"/>
      </style:header>
      <style:footer>
        <text:p text:style-name="MP9"><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6</text:page-count></text:span></text:span><text:span text:style-name="Page_20_Number"><text:span text:style-name="MT4"> - </text:span></text:span><text:span text:style-name="Page_20_Number"><text:span text:style-name="MT4"><text:date style:data-style-name="N116" text:date-value="2012-11-18T21:00:17.99">11/18/2012</text:date></text:span></text:span></text:p>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Frame Transfer Standard</dc:title>
    <meta:initial-creator>Alex Shepherd</meta:initial-creator>
    <meta:creation-date>2009-01-22T07:11:27</meta:creation-date>
    <meta:editing-cycles>208</meta:editing-cycles>
    <meta:editing-duration>P3DT14H3M6S</meta:editing-duration>
    <meta:generator>OpenOffice.org/3.4.1$Unix OpenOffice.org_project/341m1$Build-9593</meta:generator>
    <dc:date>2012-11-18T21:00:18</dc:date>
    <dc:creator>Bob Jacobsen</dc:creator>
    <meta:keyword>OpenLCB-CANFrame Transfer</meta:keyword>
    <meta:printed-by>Bob Jacobsen</meta:printed-by>
    <meta:print-date>2010-10-15T15:58:33</meta:print-date>
    <meta:document-statistic meta:table-count="3" meta:image-count="1" meta:object-count="0" meta:page-count="6" meta:paragraph-count="184" meta:word-count="2087" meta:character-count="12232"/>
    <meta:user-defined meta:name="Info 1"/>
    <meta:user-defined meta:name="Info 2"/>
    <meta:user-defined meta:name="Info 3"/>
    <meta:user-defined meta:name="Info 4"/>
  </office:meta>
</office:document-meta>
</file>